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3.69pt" fo:break-before="auto" style:use-optimal-row-height="false"/>
    </style:style>
    <style:style style:name="ro3" style:family="table-row">
      <style:table-row-properties style:row-height="59.95pt" fo:break-before="auto" style:use-optimal-row-height="false"/>
    </style:style>
    <style:style style:name="ro4" style:family="table-row">
      <style:table-row-properties style:row-height="62.19pt" fo:break-before="auto" style:use-optimal-row-height="fals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le:</text:p>
          </table:table-cell>
          <table:table-cell/>
          <table:table-cell office:value-type="string" calcext:value-type="string">
            <text:p>line:</text:p>
          </table:table-cell>
          <table:table-cell/>
          <table:table-cell office:value-type="string" calcext:value-type="string">
            <text:p>function</text:p>
          </table:table-cell>
        </table:table-row>
        <table:table-row table:style-name="ro2">
          <table:table-cell office:value-type="string" calcext:value-type="string">
            <text:p>/home/zhengzhong/Dropbox/Interesting_Projects/Universal_Intelligent_Agent/dnc-master-goThrough/dnc.py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_buil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office:value-type="string" calcext:value-type="string">
            <text:p>/home/zhengzhong/bin/anaconda3/lib/python3.5/site-packages/sonnet/python/modules/base.py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_build_wrapper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3">
          <table:table-cell office:value-type="string" calcext:value-type="string">
            <text:p>/home/zhengzhong/bin/anaconda3/lib/python3.5/site-packages/tensorflow/python/ops/template.py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_call_func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4">
          <table:table-cell office:value-type="string" calcext:value-type="string">
            <text:p>/home/zhengzhong/bin/anaconda3/lib/python3.5/site-packages/tensorflow/python/ops/template.py</text:p>
          </table:table-cell>
          <table:table-cell/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__call__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office:value-type="string" calcext:value-type="string">
            <text:p>/home/zhengzhong/bin/anaconda3/lib/python3.5/site-packages/sonnet/python/modules/base.py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__call__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3">
          <table:table-cell office:value-type="string" calcext:value-type="string">
            <text:p>/home/zhengzhong/bin/anaconda3/lib/python3.5/site-packages/tensorflow/python/ops/rnn.py</text:p>
          </table:table-cell>
          <table:table-cell/>
          <table:table-cell office:value-type="float" office:value="732" calcext:value-type="float">
            <text:p>732</text:p>
          </table:table-cell>
          <table:table-cell/>
          <table:table-cell office:value-type="string" calcext:value-type="string">
            <text:p>&lt;lambda&gt;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3">
          <table:table-cell office:value-type="string" calcext:value-type="string">
            <text:p>/home/zhengzhong/bin/anaconda3/lib/python3.5/site-packages/tensorflow/python/ops/rnn.py</text:p>
          </table:table-cell>
          <table:table-cell/>
          <table:table-cell office:value-type="float" office:value="746" calcext:value-type="float">
            <text:p>746</text:p>
          </table:table-cell>
          <table:table-cell/>
          <table:table-cell office:value-type="string" calcext:value-type="string">
            <text:p>_time_step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5">
          <table:table-cell office:value-type="string" calcext:value-type="string">
            <text:p>/home/zhengzhong/bin/anaconda3/lib/python3.5/site-packages/tensorflow/python/ops/control_flow_ops.py</text:p>
          </table:table-cell>
          <table:table-cell/>
          <table:table-cell office:value-type="float" office:value="2554" calcext:value-type="float">
            <text:p>2554</text:p>
          </table:table-cell>
          <table:table-cell/>
          <table:table-cell office:value-type="string" calcext:value-type="string">
            <text:p>_BuildLoop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5">
          <table:table-cell office:value-type="string" calcext:value-type="string">
            <text:p>/home/zhengzhong/bin/anaconda3/lib/python3.5/site-packages/tensorflow/python/ops/control_flow_ops.py</text:p>
          </table:table-cell>
          <table:table-cell/>
          <table:table-cell office:value-type="float" office:value="2604" calcext:value-type="float">
            <text:p>2604</text:p>
          </table:table-cell>
          <table:table-cell/>
          <table:table-cell office:value-type="string" calcext:value-type="string">
            <text:p>BuildLoop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5">
          <table:table-cell office:value-type="string" calcext:value-type="string">
            <text:p>/home/zhengzhong/bin/anaconda3/lib/python3.5/site-packages/tensorflow/python/ops/control_flow_ops.py</text:p>
          </table:table-cell>
          <table:table-cell/>
          <table:table-cell office:value-type="float" office:value="2775" calcext:value-type="float">
            <text:p>2775</text:p>
          </table:table-cell>
          <table:table-cell/>
          <table:table-cell office:value-type="string" calcext:value-type="string">
            <text:p>while_loop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5">
          <table:table-cell office:value-type="string" calcext:value-type="string">
            <text:p>/home/zhengzhong/bin/anaconda3/lib/python3.5/site-packages/tensorflow/python/ops/rnn.py</text:p>
          </table:table-cell>
          <table:table-cell/>
          <table:table-cell office:value-type="float" office:value="761" calcext:value-type="float">
            <text:p>761</text:p>
          </table:table-cell>
          <table:table-cell/>
          <table:table-cell office:value-type="string" calcext:value-type="string">
            <text:p>_dynamic_rnn_loop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5">
          <table:table-cell office:value-type="string" calcext:value-type="string">
            <text:p>/home/zhengzhong/bin/anaconda3/lib/python3.5/site-packages/tensorflow/python/ops/rnn.py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dynamic_rnn</text:p>
          </table:table-cell>
        </table:table-row>
        <table:table-row table:style-name="ro1" table:number-rows-repeated="104854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2:20:13.248835082</meta:creation-date>
    <dc:date>2018-05-08T14:39:09.729205564</dc:date>
    <meta:editing-duration>PT28M45S</meta:editing-duration>
    <meta:editing-cycles>2</meta:editing-cycles>
    <meta:generator>LibreOffice/5.1.6.2$Linux_X86_64 LibreOffice_project/10m0$Build-2</meta:generator>
    <meta:document-statistic meta:table-count="1" meta:cell-count="39" meta:object-count="0"/>
  </office:meta>
</office:document-meta>
</file>